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50000021E60BBCCDA98BF8E56.png" manifest:media-type="image/png"/>
  <manifest:file-entry manifest:full-path="Pictures/10000000000002BD000001F69EB0258B3E5746DB.png" manifest:media-type="image/png"/>
  <manifest:file-entry manifest:full-path="Pictures/10000000000002B4000000D4EEEF535C7B808AD4.png" manifest:media-type="image/png"/>
  <manifest:file-entry manifest:full-path="Pictures/100000000000022D0000026693602B09A6A16E68.png" manifest:media-type="image/png"/>
  <manifest:file-entry manifest:full-path="Pictures/10000000000002B4000001973B7574270073AE10.png" manifest:media-type="image/png"/>
  <manifest:file-entry manifest:full-path="Pictures/1000000000000451000001EC3B6A093BC87ACBB0.png" manifest:media-type="image/png"/>
  <manifest:file-entry manifest:full-path="Pictures/100000000000032A000001CFCE09EFD507CF4517.png" manifest:media-type="image/png"/>
  <manifest:file-entry manifest:full-path="Pictures/100000000000042F000001CE6980DB4042358DE3.png" manifest:media-type="image/png"/>
  <manifest:file-entry manifest:full-path="Pictures/1000000000000446000000ED654F82F28CF02228.png" manifest:media-type="image/png"/>
  <manifest:file-entry manifest:full-path="Pictures/100000000000025B000001FA40637008B791D919.png" manifest:media-type="image/png"/>
  <manifest:file-entry manifest:full-path="Pictures/100000000000042F0000009F8845BD1112049C7A.png" manifest:media-type="image/png"/>
  <manifest:file-entry manifest:full-path="Pictures/1000000000000433000000CDE92D676B6AC5B2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deb" officeooo:paragraph-rsid="0015edeb"/>
    </style:style>
    <style:style style:name="P2" style:family="paragraph" style:parent-style-name="Standard">
      <style:text-properties officeooo:rsid="0015edeb"/>
    </style:style>
    <style:style style:name="P3" style:family="paragraph" style:parent-style-name="Standard">
      <style:text-properties officeooo:rsid="001f9ac6" officeooo:paragraph-rsid="001f9ac6"/>
    </style:style>
    <style:style style:name="P4" style:family="paragraph" style:parent-style-name="Standard">
      <style:text-properties officeooo:rsid="0022be7b" officeooo:paragraph-rsid="0022be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1.222cm" draw:z-index="0"><draw:image xlink:href="Pictures/10000000000003350000021E60BBCCDA98BF8E56.png" xlink:type="simple" xlink:show="embed" xlink:actuate="onLoad"/></draw:frame></text:p>
      <text:p text:style-name="Standard"><draw:frame draw:style-name="fr1" draw:name="Figura2" text:anchor-type="paragraph" svg:width="17cm" svg:height="12.173cm" draw:z-index="1"><draw:image xlink:href="Pictures/10000000000002BD000001F69EB0258B3E5746DB.png" xlink:type="simple" xlink:show="embed" xlink:actuate="onLoad"/></draw:frame></text:p>
      <text:p text:style-name="Standard"><draw:frame draw:style-name="fr2" draw:name="Figura3" text:anchor-type="paragraph" svg:width="17cm" svg:height="7.569cm" draw:z-index="2"><draw:image xlink:href="Pictures/1000000000000451000001EC3B6A093BC87ACBB0.png" xlink:type="simple" xlink:show="embed" xlink:actuate="onLoad"/></draw:frame></text:p>
      <text:p text:style-name="Standard"><draw:frame draw:style-name="fr1" draw:name="Figura4" text:anchor-type="paragraph" svg:width="17cm" svg:height="9.998cm" draw:z-index="3"><draw:image xlink:href="Pictures/10000000000002B4000001973B7574270073AE10.png" xlink:type="simple" xlink:show="embed" xlink:actuate="onLoad"/></draw:frame><text:soft-page-break/></text:p>
      <text:p text:style-name="Standard"><draw:frame draw:style-name="fr1" draw:name="Figura5" text:anchor-type="paragraph" svg:width="17cm" svg:height="9.717cm" draw:z-index="4"><draw:image xlink:href="Pictures/100000000000032A000001CFCE09EFD507CF4517.png" xlink:type="simple" xlink:show="embed" xlink:actuate="onLoad"/></draw:frame></text:p>
      <text:p text:style-name="Standard"/>
      <text:p text:style-name="Standard"/>
      <text:p text:style-name="Standard"><draw:frame draw:style-name="fr3" draw:name="Figura9" text:anchor-type="paragraph" svg:x="1.074cm" svg:y="-0.977cm" svg:width="14.737cm" svg:height="16.245cm" draw:z-index="5"><draw:image xlink:href="Pictures/100000000000022D0000026693602B09A6A16E68.png" xlink:type="simple" xlink:show="embed" xlink:actuate="onLoad"/></draw:frame><text:soft-page-break/></text:p>
      <text:p text:style-name="P3">Lançamento</text:p>
      <text:p text:style-name="Standard"><draw:frame draw:style-name="fr1" draw:name="Figura6" text:anchor-type="paragraph" svg:width="17cm" svg:height="5.207cm" draw:z-index="6"><draw:image xlink:href="Pictures/10000000000002B4000000D4EEEF535C7B808AD4.png" xlink:type="simple" xlink:show="embed" xlink:actuate="onLoad"/></draw:frame></text:p>
      <text:p text:style-name="Standard"/>
      <text:p text:style-name="P2"/>
      <text:p text:style-name="P1"/>
      <text:p text:style-name="Standard"/>
      <text:p text:style-name="Standard"/>
      <text:p text:style-name="Standard"/>
      <text:p text:style-name="Standard"/>
      <text:p text:style-name="P3"><text:soft-page-break/>Movimentação</text:p>
      <text:p text:style-name="P3"><draw:frame draw:style-name="fr1" draw:name="Figura7" text:anchor-type="paragraph" svg:width="17cm" svg:height="7.332cm" draw:z-index="7"><draw:image xlink:href="Pictures/100000000000042F000001CE6980DB4042358DE3.png" xlink:type="simple" xlink:show="embed" xlink:actuate="onLoad"/></draw:frame></text:p>
      <text:p text:style-name="P3"><draw:frame draw:style-name="fr1" draw:name="Figura8" text:anchor-type="paragraph" svg:width="17cm" svg:height="3.681cm" draw:z-index="8"><draw:image xlink:href="Pictures/1000000000000446000000ED654F82F28CF022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Remessa criada</text:p>
      <text:p text:style-name="P4"><draw:frame draw:style-name="fr4" draw:name="Figura10" text:anchor-type="paragraph" svg:width="15.954cm" svg:height="13.388cm" draw:z-index="9"><draw:image xlink:href="Pictures/100000000000025B000001FA40637008B791D919.png" xlink:type="simple" xlink:show="embed" xlink:actuate="onLoad"/></draw:frame></text:p>
      <text:p text:style-name="P4"/>
      <text:p text:style-name="Standard"/>
      <text:p text:style-name="Standard"/>
      <text:p text:style-name="Standard"><draw:frame draw:style-name="fr1" draw:name="Figura12" text:anchor-type="paragraph" svg:width="17cm" svg:height="2.522cm" draw:z-index="10"><draw:image xlink:href="Pictures/100000000000042F0000009F8845BD1112049C7A.png" xlink:type="simple" xlink:show="embed" xlink:actuate="onLoad"/></draw:frame></text:p>
      <text:p text:style-name="Standard"><draw:frame draw:style-name="fr1" draw:name="Figura11" text:anchor-type="paragraph" svg:width="17cm" svg:height="3.24cm" draw:z-index="11"><draw:image xlink:href="Pictures/1000000000000433000000CDE92D676B6AC5B21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04:55.596000000</meta:creation-date>
    <dc:date>2018-04-06T14:44:43.921000000</dc:date>
    <meta:editing-duration>PT8H16M43S</meta:editing-duration>
    <meta:editing-cycles>13</meta:editing-cycles>
    <meta:generator>LibreOffice/5.1.4.2$Windows_x86 LibreOffice_project/f99d75f39f1c57ebdd7ffc5f42867c12031db97a</meta:generator>
    <meta:document-statistic meta:table-count="0" meta:image-count="12" meta:object-count="0" meta:page-count="6" meta:paragraph-count="3" meta:word-count="4" meta:character-count="36" meta:non-whitespace-character-count="35"/>
  </office:meta>
</office:document-meta>
</file>